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41264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28df3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rsid="0028df32"/>
    </style:style>
    <style:style style:name="P9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rsid="00141264" officeooo:paragraph-rsid="00141264"/>
    </style:style>
    <style:style style:name="P10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1264" officeooo:paragraph-rsid="00141264" style:font-weight-asian="bold" style:font-weight-complex="bold"/>
    </style:style>
    <style:style style:name="P11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f908" officeooo:paragraph-rsid="0014f908" style:font-weight-asian="bold" style:font-weight-complex="bold"/>
    </style:style>
    <style:style style:name="P12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41264"/>
    </style:style>
    <style:style style:name="P13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6e82f"/>
    </style:style>
    <style:style style:name="P14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30f987"/>
    </style:style>
    <style:style style:name="P15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paragraph-rsid="003364a2"/>
    </style:style>
    <style:style style:name="P16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rsid="0016e82f" officeooo:paragraph-rsid="0016e82f"/>
    </style:style>
    <style:style style:name="P17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6e82f" style:font-size-asian="14pt" style:font-size-complex="14pt"/>
    </style:style>
    <style:style style:name="P18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41264" style:font-size-asian="14pt" style:font-size-complex="14pt"/>
    </style:style>
    <style:style style:name="P19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141264" style:font-size-asian="14pt" style:font-size-complex="14pt"/>
    </style:style>
    <style:style style:name="P20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30f987" style:font-size-asian="14pt" style:font-size-complex="14pt"/>
    </style:style>
    <style:style style:name="P21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normal" officeooo:rsid="0014f908" officeooo:paragraph-rsid="003364a2" style:font-size-asian="14pt" style:font-weight-asian="normal" style:font-size-complex="14pt" style:font-weight-complex="normal"/>
    </style:style>
    <style:style style:name="P22" style:family="paragraph" style:parent-style-name="Standard" style:master-page-name="Standard">
      <style:paragraph-properties fo:margin-left="0cm" fo:margin-right="0cm" fo:text-align="justify" style:justify-single-word="false" fo:orphans="2" fo:widows="2" fo:text-indent="0cm" style:auto-text-indent="false" style:page-number="auto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23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font-weight="bold" officeooo:rsid="0016e82f" officeooo:paragraph-rsid="0016e82f" style:font-size-asian="14pt" style:font-weight-asian="bold" style:font-size-complex="14pt"/>
    </style:style>
    <style:style style:name="P24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bold" officeooo:rsid="001ea412" officeooo:paragraph-rsid="0014f90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normal" officeooo:rsid="0014f908" officeooo:paragraph-rsid="0034c99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normal" officeooo:rsid="0014f908" officeooo:paragraph-rsid="0014f908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paragraph-rsid="003364a2"/>
    </style:style>
    <style:style style:name="P28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paragraph-rsid="0034c99f" style:font-weight-asian="bold" style:font-weight-complex="bold"/>
    </style:style>
    <style:style style:name="P29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paragraph-rsid="003364a2" style:font-weight-asian="bold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officeooo:rsid="00141264" style:font-size-asian="14pt" style:font-weight-asian="bold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ea412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4126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1ea412" style:font-size-asian="14pt" style:font-weight-asian="bold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141264" style:font-size-asian="14pt" style:font-size-complex="14pt"/>
    </style:style>
    <style:style style:name="T9" style:family="text">
      <style:text-properties style:font-name="Times New Roman" fo:font-size="14pt" officeooo:rsid="0014f908" style:font-size-asian="14pt" style:font-size-complex="14pt"/>
    </style:style>
    <style:style style:name="T10" style:family="text">
      <style:text-properties style:font-name="Times New Roman" fo:font-size="14pt" officeooo:rsid="001ea412" style:font-size-asian="14pt" style:font-size-complex="14pt"/>
    </style:style>
    <style:style style:name="T11" style:family="text">
      <style:text-properties style:font-name="Times New Roman" fo:font-size="14pt" officeooo:rsid="0030271e" style:font-size-asian="14pt" style:font-size-complex="14pt"/>
    </style:style>
    <style:style style:name="T12" style:family="text">
      <style:text-properties style:font-name="Times New Roman" fo:font-size="14pt" officeooo:rsid="0030f987" style:font-size-asian="14pt" style:font-size-complex="14pt"/>
    </style:style>
    <style:style style:name="T13" style:family="text">
      <style:text-properties style:font-name="Times New Roman" fo:font-size="14pt" officeooo:rsid="0034c99f" style:font-size-asian="14pt" style:font-size-complex="14pt"/>
    </style:style>
    <style:style style:name="T14" style:family="text">
      <style:text-properties style:font-name="Times New Roman" fo:font-size="14pt" officeooo:rsid="00366b60" style:font-size-asian="14pt" style:font-size-complex="14pt"/>
    </style:style>
    <style:style style:name="T15" style:family="text">
      <style:text-properties style:font-name="Times New Roman" fo:font-size="14pt" fo:language="pt" fo:country="BR" style:font-size-asian="14pt" style:language-asian="en" style:country-asian="US" style:font-size-complex="14pt" style:language-complex="ar" style:country-complex="SA"/>
    </style:style>
    <style:style style:name="T16" style:family="text"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83da1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18d859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190b8c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a7b49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4f908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4c99f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66b60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style="italic" fo:font-weight="normal" officeooo:rsid="0018d859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8pt" fo:font-weight="bold" officeooo:rsid="00141264" style:font-size-asian="18pt" style:font-weight-asian="bold" style:font-size-complex="18pt" style:font-weight-complex="bold"/>
    </style:style>
    <style:style style:name="T27" style:family="text">
      <style:text-properties officeooo:rsid="0030f987"/>
    </style:style>
    <style:style style:name="T28" style:family="text">
      <style:text-properties officeooo:rsid="003364a2"/>
    </style:style>
    <style:style style:name="T29" style:family="text">
      <style:text-properties fo:font-style="italic" officeooo:rsid="003364a2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364a2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rabalho de Inteligência Artificial</text:p>
      <text:p text:style-name="P6"><text:span text:style-name="T1">Nomes</text:span><text:span text:style-name="T7"> João Victor Canabarro </text:span><text:span text:style-name="T8">e</text:span><text:span text:style-name="T7"> Renan Tashiro</text:span></text:p>
      <text:p text:style-name="P2"/>
      <text:p text:style-name="P1"><text:span text:style-name="T26">Algoritmos de Resolução do Cubo mágico.</text:span><text:tab/></text:p>
      <text:p text:style-name="P3"/>
      <text:p text:style-name="P13"><text:span text:style-name="T6">1. </text:span><text:span text:style-name="T1">Descrição do problema</text:span><text:span text:style-name="T7"> </text:span></text:p>
      <text:p text:style-name="P17"><text:tab/>Este trabalho objetiva a criação de um algoritmo para resolução do cubo mágico. Foram desenvolvidas as seguintes buscas cegas: Busca em largura e Busca com profundidade limitada. Além de possuir algoritmos de resolução utilizando formas heurísticas que são: A* e LA* que foi a heurística pensada e desenvolvida pela equipe.</text:p>
      <text:p text:style-name="P18"/>
      <text:p text:style-name="P16"><text:span text:style-name="T6">2. </text:span><text:span text:style-name="T2">M</text:span><text:span text:style-name="T1">odelagem do Cubo</text:span></text:p>
      <text:p text:style-name="P16"><text:span text:style-name="T17"><text:tab/>Antes da criação dos métodos de resolução do cubo, foi necessário mapear e modelar todas as faces do cubo. A modelagem é feita da seguinte forma, a classe cubo gera 6 matrizes de NxN que são as dimensões definidas na entrada, a partir disso é gerado um objeto do tipo Cubo que possui todas as informações necessárias, </text:span><text:span text:style-name="T21">essas matrizes são conectadas de certa forma para manter uma sincronização de movimentos</text:span><text:span text:style-name="T17">.</text:span></text:p>
      <text:p text:style-name="P16"><text:span text:style-name="T17"><text:tab/>Cada face possui sua cor de identificação que são representadas por números. </text:span><text:span text:style-name="T18">Esta classe possui métodos que definem os possíveis movimentos que o cubo pode executar </text:span><text:span text:style-name="T19">que são implementas utilizando a classe </text:span><text:span text:style-name="T25">swap</text:span><text:span text:style-name="T19"> do </text:span><text:span text:style-name="T20">C</text:span><text:span text:style-name="T19">++</text:span><text:span text:style-name="T18">. </text:span></text:p>
      <text:list xml:id="list8030180276854522193" text:style-name="L1">
        <text:list-header>
          <text:p text:style-name="P23"/>
        </text:list-header>
      </text:list>
      <text:p text:style-name="P12"><text:span text:style-name="T6">3. </text:span><text:span text:style-name="T2">A</text:span><text:span text:style-name="T1">lgoritmos de busca cega </text:span></text:p>
      <text:p text:style-name="P20">Busca em largura</text:p>
      <text:p text:style-name="P14"><text:span text:style-name="T9"><text:tab/></text:span><text:span text:style-name="T11">Depois de definir e modelar o cubo com seus movimentos, percebemos que a quantidade de movimento segue a formula de 6 * N, onde N é a dimensão do cubo, vamos tomar como caso um cubo 3x3, <text:s/>onde o número de movimento possíveis é 18.</text:span></text:p>
      <text:p text:style-name="P19"><text:tab/><text:span text:style-name="T27">Então <text:s/>a busca vai percorrendo todos os nós de possíveis movimentos no sentido horizontal até encontrar o cubo solucionado.</text:span></text:p>
      <text:p text:style-name="P20"/>
      <text:p text:style-name="P20">Busca em profundidade </text:p>
      <text:p text:style-name="P14"><text:bookmark-start text:name="__DdeLink__164_1398039742"/><text:span text:style-name="T9"><text:tab/></text:span><text:bookmark-end text:name="__DdeLink__164_1398039742"/><text:span text:style-name="T12">A busca em profundidade é feita com profundidade limitada, o usuário passa até que nível da árvore ele deve resolver o cubo, caso o número passado não seja suficiente para resolver, a aplicação apenas termina.</text:span></text:p>
      <text:p text:style-name="P20"><text:tab/></text:p>
      <text:p text:style-name="P15"><text:span text:style-name="T4">4. </text:span><text:span text:style-name="T5">Algoritmos</text:span><text:span text:style-name="T8"> </text:span><text:span text:style-name="T5">Heurístico</text:span></text:p>
      <text:list xml:id="list6248613834403877410" text:style-name="L2">
        <text:list-header>
          <text:p text:style-name="P27"><text:span text:style-name="T22"/></text:p>
        </text:list-header>
      </text:list>
      <text:p text:style-name="P29"><text:span text:style-name="T14">1º) </text:span><text:span text:style-name="T9">Busca </text:span><text:span text:style-name="T13">com o algoritmo</text:span><text:span text:style-name="T9"> A* </text:span></text:p>
      <text:p text:style-name="P25"><text:soft-page-break/><text:s text:c="8"/><text:span text:style-name="T28">O algotimo heurístico A* é derivado de uma busca cego, no entanto existe um processo de decisão para definir em qual nó da árvore deve ser escolhido, fazendo assim como que isso diminua a quantidade que deve ser percorrida tendo que as opções de caminhos pode diminuir significativamente em alguns dados.</text:span></text:p>
      <text:p text:style-name="P25"><text:span text:style-name="T22"><text:s text:c="8"/></text:span><text:span text:style-name="T28">Essa tomada de decisão é baseada em um cálculo de todas as faces do cubo, e cada peça que não está no seu lugar possui um custo, assim é feito uma somatória dos custos de todas as faces e a somatória que apresentar o menor valor será o nó escolhido, fazendo com que as deciões tomadas seja sempre para partir de um estado para outro que está mais montado que o anterior.</text:span></text:p>
      <text:p text:style-name="P25"/>
      <text:p text:style-name="P28"><text:span text:style-name="T14">2º) </text:span><text:span text:style-name="T9">B</text:span><text:span text:style-name="T13">usca com o algoritmo LA*</text:span></text:p>
      <text:p text:style-name="P21"><text:s text:c="8"/><text:span text:style-name="T28">Essa busca heurística foi desenvolvida pela equipe com o intúito de derivar a busca A*, a metodologia utilizada consiste em dividir o cubo em N camadas, onde N é a dimensão do cubo, e o algoritmo de resolução <text:s/>só pode avançar para a próxima camada quando a sua atual está montada, <text:s text:c="2"/>o nome da busca é </text:span><text:span text:style-name="T29">Layer A*</text:span><text:span text:style-name="T31">, pois a partir de cada camada o algoritmo usa as <text:s/>técnicas desenvolvidas no A* para poder ir resolvendo cada camanda.</text:span></text:p>
      <text:p text:style-name="P21"><text:span text:style-name="T30"><text:s text:c="9"/></text:span><text:span text:style-name="T31">A ideia de desenvolver esse método é que como o algoritmo do A* já consegue diminuir significativamente a quantidade de escolhas na árvore de decisão, particionar o cubo em camadas pode fragmentar a busca, fazendo com que haja menos escolhas na árvore mas mesmo assim o algoritmo consiga resolver o cubo. </text:span><text:span text:style-name="T30"><text:s text:c="8"/></text:span><text:s text:c="12"/></text:p>
      <text:p text:style-name="P26"/>
      <text:p text:style-name="P9"><text:span text:style-name="T4">5. </text:span><text:span text:style-name="T3">Gráficos e resultados</text:span></text:p>
      <text:p text:style-name="P10"><text:span text:style-name="T10">6. </text:span><text:span text:style-name="T7">Avaliação de desempenho e de resultados</text:span></text:p>
      <text:p text:style-name="P24"/>
      <text:p text:style-name="P24"/>
      <text:p text:style-name="P24"/>
      <text:p text:style-name="P11"><text:span text:style-name="T10">7. </text:span><text:span text:style-name="T7">Referências</text:span></text:p>
      <text:p text:style-name="P4"/>
      <text:p text:style-name="P5"><text:span text:style-name="T16">[1]</text:span><text:a xlink:type="simple" xlink:href="http://www.cos.ufrj.br/~ines/courses/cos740/leila/cos740/cubo.pdf" text:style-name="Internet_20_link" text:visited-style-name="Visited_20_Internet_20_Link"><text:span text:style-name="T15">http://www.cos.ufrj.br/~ines/courses/cos740/leila/cos740/cubo.pdf</text:span></text:a></text:p>
      <text:p text:style-name="P4"/>
      <text:p text:style-name="P7"><text:span text:style-name="T16">[2]</text:span><text:a xlink:type="simple" xlink:href="http://www.cubovelocidade.com.br/tutoriais/cubo-magico-avancado-metodo-fridrich-1-passo-cruz.html" text:style-name="Internet_20_link" text:visited-style-name="Visited_20_Internet_20_Link"><text:span text:style-name="T15">http://www.cubovelocidade.com.br/tutoriais/cubo-magico-avancado-metodo-fridrich-1-passo-cruz.html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0:35:36.002683426</meta:creation-date>
    <meta:editing-cycles>4</meta:editing-cycles>
    <meta:editing-duration>PT15M39S</meta:editing-duration>
    <meta:generator>LibreOffice/5.1.6.2$Linux_X86_64 LibreOffice_project/10m0$Build-2</meta:generator>
    <dc:date>2017-07-17T20:53:49.863670985</dc:date>
    <meta:document-statistic meta:table-count="0" meta:image-count="0" meta:object-count="0" meta:page-count="2" meta:paragraph-count="27" meta:word-count="572" meta:character-count="3535" meta:non-whitespace-character-count="2916"/>
    <meta:user-defined meta:name="Operator">Renan Tashiro</meta:user-defined>
  </office:meta>
</office:document-meta>
</file>